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ListParagraph" style:list-style-name="LFO1" style:family="paragraph">
      <style:text-properties fo:color="#FFC000"/>
    </style:style>
    <style:style style:name="P4" style:parent-style-name="ListParagraph" style:family="paragraph">
      <style:paragraph-properties fo:margin-left="1in" fo:text-indent="0.5in">
        <style:tab-stops/>
      </style:paragraph-properties>
    </style:style>
    <style:style style:name="T5" style:parent-style-name="DefaultParagraphFont" style:family="text">
      <style:text-properties fo:color="#4472C4"/>
    </style:style>
    <style:style style:name="P6" style:parent-style-name="ListParagraph" style:family="paragraph">
      <style:paragraph-properties fo:margin-left="1in">
        <style:tab-stops/>
      </style:paragraph-properties>
    </style:style>
    <style:style style:name="T7" style:parent-style-name="DefaultParagraphFont" style:family="text">
      <style:text-properties fo:color="#4472C4"/>
    </style:style>
    <style:style style:name="P8" style:parent-style-name="ListParagraph" style:list-style-name="LFO1" style:family="paragraph">
      <style:text-properties fo:color="#FFC000"/>
    </style:style>
    <style:style style:name="P9" style:parent-style-name="ListParagraph" style:family="paragraph">
      <style:paragraph-properties fo:margin-left="1in" fo:text-indent="0.5in">
        <style:tab-stops/>
      </style:paragraph-properties>
    </style:style>
    <style:style style:name="T10" style:parent-style-name="DefaultParagraphFont" style:family="text">
      <style:text-properties fo:color="#4472C4"/>
    </style:style>
    <style:style style:name="P11" style:parent-style-name="ListParagraph" style:family="paragraph">
      <style:paragraph-properties fo:margin-left="1in" fo:text-indent="0.5in">
        <style:tab-stops/>
      </style:paragraph-properties>
    </style:style>
    <style:style style:name="T12" style:parent-style-name="DefaultParagraphFont" style:family="text">
      <style:text-properties fo:color="#4472C4"/>
    </style:style>
    <style:style style:name="T13" style:parent-style-name="DefaultParagraphFont" style:family="text">
      <style:text-properties fo:color="#4472C4"/>
    </style:style>
    <style:style style:name="P14" style:parent-style-name="Normal" style:family="paragraph">
      <style:paragraph-properties fo:text-align="center"/>
    </style:style>
  </office:automatic-styles>
  <office:body>
    <office:text text:use-soft-page-breaks="true">
      <text:p text:style-name="P1">Safe keeping OOP</text:p>
      <text:p text:style-name="P2"/>
      <text:list text:style-name="LFO1" text:continue-numbering="true">
        <text:list-item>
          <text:p text:style-name="P3">Encapsulation</text:p>
        </text:list-item>
      </text:list>
      <text:p text:style-name="P4">Encapsulation is the process in which no direct access is granted to the data; instead, it is hidden. If you want to gain access to the data, you have to interact with the object responsible for the data.<text:s/><text:span text:style-name="T5">= Beginning C# OOP</text:span></text:p>
      <text:p text:style-name="P6"><text:tab/>The two purposes of encapsulation are<text:s/>to combine methods and data within<text:s/>a<text:s/>class and<text:s/>control the accessibility of the methods and data, i.e to control the use of the class.<text:s/><text:span text:style-name="T7">= Microsoft Visual C#<text:s/></text:span></text:p>
      <text:list text:style-name="LFO1" text:continue-numbering="true">
        <text:list-item>
          <text:p text:style-name="P8">Inheritance</text:p>
        </text:list-item>
      </text:list>
      <text:p text:style-name="P9">Most<text:s/>objects are classified according to hierarchies. For example, you can classify all dogs together as having certain common characteristics such as having four legs and fur. It makes programming easier because it enables you to combine general characteristics into a parent object and inherits these characteristics in the child objects. Eg, you can define an employee object that defines all the general characteristics of employees in your company. You can then define a manager object that inherits the characteristics of the employee object but also adds characteristics unique to managers in your company.<text:s/><text:span text:style-name="T10">= Beginning C# OOP</text:span></text:p>
      <text:p text:style-name="P11">It’s a relationship between classes. For example, when you were at school, you probably learn about mammals, and you learned that horses and whales are examples of mammals.<text:span text:style-name="T12"><text:s/></text:span><text:span text:style-name="T13">= Microsoft Visual C#</text:span></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gunmolu B Oke</meta:initial-creator>
    <dc:creator>Jagunmolu B Oke</dc:creator>
    <meta:creation-date>2022-04-20T14:45:00Z</meta:creation-date>
    <dc:date>2022-04-20T14:46:00Z</dc:date>
    <meta:template xlink:href="Normal" xlink:type="simple"/>
    <meta:editing-cycles>2</meta:editing-cycles>
    <meta:editing-duration>PT60S</meta:editing-duration>
    <meta:document-statistic meta:page-count="1" meta:paragraph-count="2" meta:word-count="193" meta:character-count="1292" meta:row-count="9" meta:non-whitespace-character-count="1101"/>
  </office:meta>
</office:document-meta>
</file>